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ae0" officeooo:paragraph-rsid="000f6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5:05:45.691400508</meta:creation-date>
    <dc:date>2019-08-16T15:39:11.949726539</dc:date>
    <meta:editing-duration>PT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